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0.5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cm"/>
      <style:paragraph-properties style:writing-mode="lr-tb"/>
    </style:style>
    <style:style style:name="pr8" style:family="presentation" style:parent-style-name="Impress1-outline1">
      <style:graphic-properties fo:min-height="9.501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cm" fo:margin-bottom="0cm"/>
      <style:text-properties fo:font-size="12pt" style:font-size-asian="12pt" style:font-size-complex="12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 style:writing-mode="lr-tb"/>
      <style:text-properties fo:font-size="12pt" style:font-size-asian="12pt" style:font-size-complex="12pt"/>
    </style:style>
    <style:style style:name="P9" style:family="paragraph">
      <style:paragraph-properties style:writing-mode="lr-tb"/>
      <style:text-properties fo:font-size="15pt" style:font-size-asian="15pt" style:font-size-complex="15pt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loext:graphic-properties draw:fill-color="#ffffff"/>
    </style:style>
    <style:style style:name="T1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>
          <draw:text-box>
            <text:p text:style-name="P1">Análisis del problema</text:p>
          </draw:text-box>
        </draw:frame>
        <draw:frame presentation:style-name="pr2" draw:text-style-name="P3" draw:layer="layout" svg:width="24cm" svg:height="2cm" svg:x="2cm" svg:y="12cm" presentation:class="subtitle">
          <draw:text-box>
            <text:p text:style-name="P2"><text:span text:style-name="T1">Julián Guillermo Zapata Rugeles</text:span></text:p>
            <text:p text:style-name="P2"><text:span text:style-name="T1"/></text:p>
            <text:p text:style-name="P2"><text:span text:style-name="T1">Universidad de Antioqu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2.313cm" svg:x="2cm" svg:y="1.079cm" presentation:class="title" presentation:user-transformed="true">
          <draw:text-box>
            <text:p text:style-name="P5"><text:span text:style-name="T2">1. Generar disparos ofensivos que comprometan la integridad del cañón defensivo.</text:span><text:line-break/></text:p>
          </draw:text-box>
        </draw:frame>
        <draw:frame presentation:style-name="pr5" draw:text-style-name="P8" draw:layer="layout" svg:width="24cm" svg:height="10.135cm" svg:x="2cm" svg:y="3.5cm" presentation:class="outline" presentation:user-transformed="true">
          <draw:text-box>
            <text:list text:style-name="L3">
              <text:list-item>
                <text:p text:style-name="P6"><text:span text:style-name="T3">Para generar los disparos del cañón ofensivo planeo crear una librería de movimientos que me permita dotar <text:s/></text:span></text:p>
                <text:p text:style-name="P6"><text:span text:style-name="T3">a una clase (proyectil) de las ecuaciones de tiro parabólico. Para generar dicho disparo se usará una clase </text:span></text:p>
                <text:p text:style-name="P6"><text:span text:style-name="T3">(cañones) la cual creará y enviará a la escena a un proyectil autónomo.</text:span></text:p>
                <text:p text:style-name="P6"><text:span text:style-name="T3"/></text:p>
              </text:list-item>
              <text:list-item>
                <text:p text:style-name="P6"><text:span text:style-name="T3">Para comprometer la integridad del cañón defensivo se creará un método que permita calcular el ángulo</text:span></text:p>
                <text:p text:style-name="P6"><text:span text:style-name="T3">y velocidad de disparo (altura incluida) de tal manera que la trayectoria del proyectil impacte inequívocamente el cañón defensivo.</text:span></text:p>
                <text:p text:style-name="P6"><text:span text:style-name="T3">Es necesario crear un método (pensé en uno de fuerza o fórmula) donde conocido las coordenadas del enemigo </text:span></text:p>
                <text:p text:style-name="P6"><text:span text:style-name="T3">puedo simular determinados números de disparos y corroborar que dicha trayectoria sea la indicada.</text:span></text:p>
                <text:p text:style-name="P6"><text:span text:style-name="T3"/></text:p>
              </text:list-item>
              <text:list-item>
                <text:p text:style-name="P6"><text:span text:style-name="T3">Se emitirá entonces la señal espiá 2 segundos después del lanzamiento para comprobación .</text:span></text:p>
                <text:p text:style-name="P6"><text:span text:style-name="T3"/></text:p>
                <text:p text:style-name="P6"><text:span text:style-name="T4">Consideraciones </text:span></text:p>
                <text:p text:style-name="P6"><text:span text:style-name="T3"/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3">Angulo de disparo </text:span></text:p>
                      </text:list-item>
                      <text:list-item>
                        <text:p text:style-name="P7"><text:span text:style-name="T3">Velocidad del disparo</text:span></text:p>
                      </text:list-item>
                      <text:list-item>
                        <text:p text:style-name="P7"><text:span text:style-name="T3">Altura del cañón</text:span></text:p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9" draw:layer="layout" svg:width="24.599cm" svg:height="0.725cm" svg:x="2cm" svg:y="1.873cm" presentation:class="title" presentation:user-transformed="true">
          <draw:text-box>
            <text:p text:style-name="P9"><text:span text:style-name="T2">2. Generar disparos defensivos que comprometan la integridad del cañón ofensivo.</text:span></text:p>
          </draw:text-box>
        </draw:frame>
        <draw:frame presentation:style-name="pr5" draw:text-style-name="P8" draw:layer="layout" svg:width="24cm" svg:height="10.135cm" svg:x="2cm" svg:y="3.5cm" presentation:class="outline" presentation:user-transformed="true">
          <draw:text-box>
            <text:list text:style-name="L3">
              <text:list-item>
                <text:p text:style-name="P6"><text:span text:style-name="T3">Para que el cañón defensivo planteé disparar contra el ofensivo consideraré que el espiá me dote de información</text:span></text:p>
                <text:p text:style-name="P6"><text:span text:style-name="T3">necesaria para disparar ofensivamente. Como prioridad debo minimizar el uso de disparos defensivos, para realizar esta restricción consideraré realizar una comprobación de la trayectoria del proyectil enemigo en camino</text:span></text:p>
                <text:p text:style-name="P6"><text:span text:style-name="T3">con la finalidad de interceptarlo. </text:span></text:p>
              </text:list-item>
              <text:list-item>
                <text:p text:style-name="P6"><text:span text:style-name="T3">Calcularé la trayectoria <text:s/>en ese instante de tiempo que permita conocer en tiempo real la ubicación del proyectil (como sé que el espiá me dará la información 2 segundos luego) se hará un nuevo cálculo para determinar a tiempo su posición </text:span></text:p>
              </text:list-item>
              <text:list-item>
                <text:p text:style-name="P6"><text:span text:style-name="T3">Una vez se determine que el disparo enemigo impactará inequívocamente se podrá generar el disparo. </text:span></text:p>
              </text:list-item>
              <text:list-item>
                <text:p text:style-name="P6"><text:span text:style-name="T3">Solo se hará efectiva la defensa si existe información oportuna de espía.</text:span></text:p>
                <text:p text:style-name="P6"><text:span text:style-name="T3"/></text:p>
                <text:p text:style-name="P6"><text:span text:style-name="T4">Consideraciones </text:span></text:p>
                <text:p text:style-name="P6"><text:span text:style-name="T3"/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3">Información espía</text:span></text:p>
                      </text:list-item>
                      <text:list-item>
                        <text:p text:style-name="P7"><text:span text:style-name="T3">Solo se disparará de forma defensiva </text:span></text:p>
                        <text:p><text:span text:style-name="T3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0" draw:layer="layout" svg:width="25cm" svg:height="3cm" svg:x="2cm" svg:y="0.5cm" presentation:class="title" presentation:user-transformed="true">
          <draw:text-box>
            <text:p text:style-name="P10"><text:span text:style-name="T2">3). Dado un disparo ofensivo, generar disparos defensivos que impida que el cañón defensivo</text:span><text:span text:style-name="T2"><text:line-break/></text:span><text:span text:style-name="T2">sea destruido sin importar si el cañón ofensivo pueda ser destruido.</text:span></text:p>
          </draw:text-box>
        </draw:frame>
        <draw:frame presentation:style-name="pr8" draw:text-style-name="P11" draw:layer="layout" svg:width="25cm" svg:height="9.5cm" svg:x="2cm" svg:y="4cm" presentation:class="outline">
          <draw:text-box>
            <text:list text:style-name="L3">
              <text:list-item>
                <text:p text:style-name="P11"><text:span text:style-name="T3">Consideraré que una vez determinada la trayectoria del proyectil y este inminente mente colisionará con el defensivo</text:span></text:p>
                <text:p text:style-name="P6"><text:span text:style-name="T3">haré varios disparos para contrarrestarlo. Puesto que los disparos inicialmente se harán con el propósito de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C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4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04T08:26:36.394000000</meta:creation-date>
    <meta:editing-duration>PT23M17S</meta:editing-duration>
    <meta:editing-cycles>8</meta:editing-cycles>
    <meta:generator>LibreOffice/7.1.0.3$Windows_X86_64 LibreOffice_project/f6099ecf3d29644b5008cc8f48f42f4a40986e4c</meta:generator>
    <dc:title>Impress</dc:title>
    <dc:date>2021-02-04T09:44:15.597000000</dc:date>
    <meta:document-statistic meta:object-count="50"/>
  </office:meta>
</office:document-meta>
</file>